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cm" fo:min-width="3.545cm"/>
    </style:style>
    <style:style style:name="gr2" style:family="graphic" style:parent-style-name="standard">
      <style:graphic-properties draw:textarea-horizontal-align="justify" draw:textarea-vertical-align="middle" draw:auto-grow-height="false" fo:min-height="1.542cm" fo:min-width="1.78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cm" fo:min-width="5.116cm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541cm" fo:min-width="1.88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cm" fo:min-width="4.088cm"/>
    </style:style>
    <style:style style:name="gr7" style:family="graphic" style:parent-style-name="standard" style:list-style-name="L2">
      <style:graphic-properties draw:fill="none" draw:textarea-vertical-align="middle" draw:auto-grow-height="false" fo:min-height="3.488cm" fo:min-width="1.86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3cm" fo:min-width="2.207cm"/>
    </style:style>
    <style:style style:name="gr9" style:family="graphic" style:parent-style-name="standard">
      <style:graphic-properties draw:textarea-horizontal-align="justify" draw:textarea-vertical-align="middle" draw:auto-grow-height="false" fo:min-height="1.541cm" fo:min-width="2.536cm"/>
    </style:style>
    <style:style style:name="gr10" style:family="graphic" style:parent-style-name="standard">
      <style:graphic-properties draw:textarea-horizontal-align="justify" draw:textarea-vertical-align="middle" draw:auto-grow-height="false" fo:min-height="1.541cm" fo:min-width="1.669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9cm" fo:min-width="6.19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9cm" fo:min-width="5.631cm"/>
    </style:style>
    <style:style style:name="gr15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187cm" fo:min-width="15.28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7cm" fo:min-width="16.36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2cm" fo:min-width="16.361cm"/>
    </style:style>
    <style:style style:name="P1" style:family="paragraph">
      <style:paragraph-properties fo:text-align="center"/>
      <style:text-properties fo:font-size="18.5pt"/>
    </style:style>
    <style:style style:name="P2" style:family="paragraph">
      <loext:graphic-properties draw:fill="none" draw:fill-color="#ffffff"/>
      <style:paragraph-properties fo:text-align="center"/>
      <style:text-properties fo:font-size="18.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size-asian="18.5pt"/>
    </style:style>
    <style:style style:name="P5" style:family="paragraph">
      <style:text-properties fo:font-size="18.5pt"/>
    </style:style>
    <style:style style:name="P6" style:family="paragraph">
      <loext:graphic-properties draw:fill="none" draw:fill-color="#ffffff"/>
      <style:text-properties fo:font-size="18.5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text-properties fo:color="#023f62" fo:font-size="18.5pt"/>
    </style:style>
    <style:style style:name="P9" style:family="paragraph">
      <loext:graphic-properties draw:fill="none" draw:fill-color="#ffffff"/>
      <style:text-properties fo:color="#023f62" fo:font-size="18.5pt"/>
    </style:style>
    <style:style style:name="P10" style:family="paragraph">
      <style:paragraph-properties fo:text-align="center"/>
      <style:text-properties fo:color="#023f62" fo:font-size="18.5pt"/>
    </style:style>
    <style:style style:name="P11" style:family="paragraph">
      <loext:graphic-properties draw:fill="none" draw:fill-color="#ffffff"/>
      <style:paragraph-properties fo:text-align="center"/>
      <style:text-properties fo:color="#023f62" fo:font-size="18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23f62" fo:font-size="10pt" style:font-size-asian="10pt" style:font-size-complex="10pt"/>
    </style:style>
    <style:style style:name="T5" style:family="text">
      <style:text-properties fo:color="#023f62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2" draw:layer="layout" svg:width="3.8cm" svg:height="0.68cm" svg:x="3.23cm" svg:y="3.546cm">
          <draw:text-box>
            <text:p text:style-name="P1"><text:span text:style-name="T1">Primary Namenode</text:span></text:p>
          </draw:text-box>
        </draw:frame>
        <draw:custom-shape draw:style-name="gr2" draw:text-style-name="P1" xml:id="id1" draw:id="id1" draw:layer="layout" svg:width="2.285cm" svg:height="1.792cm" svg:x="5.411cm" svg:y="5.103cm">
          <text:p text:style-name="P1"><text:span text:style-name="T2">fsim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2" draw:layer="layout" svg:width="5.276cm" svg:height="2.04cm" svg:x="7.176cm" svg:y="1.25cm">
          <draw:text-box>
            <text:p text:style-name="P1">Checkpoint流程</text:p>
          </draw:text-box>
        </draw:frame>
        <draw:line draw:style-name="gr4" draw:text-style-name="P3" draw:layer="layout" svg:x1="1.984cm" svg:y1="4.329cm" svg:x2="1.984cm" svg:y2="19.108cm">
          <text:p/>
        </draw:line>
        <draw:custom-shape draw:style-name="gr5" draw:text-style-name="P1" xml:id="id3" draw:id="id3" draw:layer="layout" svg:width="2.387cm" svg:height="1.791cm" svg:x="2.504cm" svg:y="5.104cm">
          <text:p text:style-name="P1"><text:span text:style-name="T2">edi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3" draw:layer="layout" svg:x1="1.984cm" svg:y1="4.329cm" svg:x2="8.215cm" svg:y2="4.329cm">
          <text:p/>
        </draw:line>
        <draw:line draw:style-name="gr4" draw:text-style-name="P3" draw:layer="layout" svg:x1="8.224cm" svg:y1="4.329cm" svg:x2="8.224cm" svg:y2="19.108cm">
          <text:p/>
        </draw:line>
        <draw:line draw:style-name="gr4" draw:text-style-name="P3" draw:layer="layout" svg:x1="1.984cm" svg:y1="19.071cm" svg:x2="8.215cm" svg:y2="19.071cm">
          <text:p/>
        </draw:line>
        <draw:frame draw:style-name="gr6" draw:text-style-name="P2" draw:layer="layout" svg:width="4.311cm" svg:height="0.68cm" svg:x="13.376cm" svg:y="3.547cm">
          <draw:text-box>
            <text:p text:style-name="P1"><text:span text:style-name="T1">Secondary Namenode</text:span></text:p>
          </draw:text-box>
        </draw:frame>
        <draw:custom-shape draw:style-name="gr2" draw:text-style-name="P1" xml:id="id2" draw:id="id2" draw:layer="layout" svg:width="2.285cm" svg:height="1.792cm" svg:x="15.795cm" svg:y="8.332cm">
          <text:p text:style-name="P1"><text:span text:style-name="T2">fsimage</text:span></text:p>
          <draw:enhanced-geometry svg:viewBox="0 0 21600 21600" draw:glue-points="10800 0 0 10800 10800 21600 21600 10800" draw:mirror-vertical="false" draw:mirror-horizontal="false" draw:type="flowchart-process" draw:enhanced-path="M 0 0 L 21600 0 21600 21600 0 21600 0 0 Z N"/>
        </draw:custom-shape>
        <draw:line draw:style-name="gr4" draw:text-style-name="P3" draw:layer="layout" svg:x1="12.265cm" svg:y1="4.329cm" svg:x2="12.265cm" svg:y2="19.108cm">
          <text:p/>
        </draw:line>
        <draw:custom-shape draw:style-name="gr5" draw:text-style-name="P1" xml:id="id4" draw:id="id4" draw:layer="layout" svg:width="2.387cm" svg:height="1.791cm" svg:x="12.679cm" svg:y="8.332cm">
          <text:p text:style-name="P1"><text:span text:style-name="T2">edi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3" draw:layer="layout" svg:x1="12.265cm" svg:y1="4.329cm" svg:x2="18.496cm" svg:y2="4.329cm">
          <text:p/>
        </draw:line>
        <draw:line draw:style-name="gr4" draw:text-style-name="P3" draw:layer="layout" svg:x1="18.505cm" svg:y1="4.329cm" svg:x2="18.505cm" svg:y2="19.108cm">
          <text:p/>
        </draw:line>
        <draw:line draw:style-name="gr4" draw:text-style-name="P3" draw:layer="layout" svg:x1="12.265cm" svg:y1="19.072cm" svg:x2="18.496cm" svg:y2="19.072cm">
          <text:p/>
        </draw:line>
        <draw:custom-shape draw:style-name="gr7" draw:text-style-name="P4" draw:layer="layout" svg:width="2.361cm" svg:height="3.738cm" draw:transform="rotate (-1.5707963267949) translate (17.249cm 10.179cm)">
          <text:p/>
          <draw:enhanced-geometry svg:viewBox="0 0 21600 21600" draw:glue-points="0 0 0 21600 21600 10800" draw:text-areas="0 ?f9 7800 ?f10" draw:mirror-horizontal="tru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6" draw:layer="layout" svg:width="2.543cm" svg:height="0.823cm" svg:x="14.237cm" svg:y="10.452cm">
          <draw:text-box>
            <text:p text:style-name="P5"><text:span text:style-name="T3">3. merge</text:span></text:p>
          </draw:text-box>
        </draw:frame>
        <draw:custom-shape draw:style-name="gr9" draw:text-style-name="P1" xml:id="id5" draw:id="id5" draw:layer="layout" svg:width="3.036cm" svg:height="1.791cm" svg:x="13.888cm" svg:y="12.464cm">
          <text:p text:style-name="P1"><text:span text:style-name="T2">fsimage_new</text:span></text:p>
          <text:p text:style-name="P1"><text:span text:style-name="T2">(checkpoin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xml:id="id6" draw:id="id6" draw:layer="layout" svg:width="2.169cm" svg:height="1.791cm" svg:x="5.619cm" svg:y="12.464cm">
          <text:p text:style-name="P1"><text:span text:style-name="T1">Fsimage</text:span></text:p>
          <text:p text:style-name="P1"><text:span text:style-name="T1">New</text:span></text:p>
          <text:p text:style-name="P1"><text:span text:style-name="T1">(checkpoin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3" draw:layer="layout" svg:x1="7.696cm" svg:y1="5.999cm" svg:x2="16.938cm" svg:y2="8.332cm" draw:start-shape="id1" draw:start-glue-point="7" draw:end-shape="id2" draw:end-glue-point="4" svg:d="M7696 5999h9242v2333" svg:viewBox="0 0 9243 2334">
          <text:p/>
        </draw:connector>
        <draw:connector draw:style-name="gr12" draw:text-style-name="P3" draw:layer="layout" svg:x1="3.698cm" svg:y1="6.895cm" svg:x2="12.679cm" svg:y2="9.228cm" draw:start-shape="id3" draw:start-glue-point="6" draw:end-shape="id4" draw:end-glue-point="5" svg:d="M3698 6895v2333h8981" svg:viewBox="0 0 8982 2334">
          <text:p/>
        </draw:connector>
        <draw:connector draw:style-name="gr12" draw:text-style-name="P3" draw:layer="layout" svg:x1="13.888cm" svg:y1="13.36cm" svg:x2="7.788cm" svg:y2="13.36cm" draw:start-shape="id5" draw:start-glue-point="5" draw:end-shape="id6" draw:end-glue-point="7" svg:d="M13888 13360h-6100" svg:viewBox="0 0 6101 1">
          <text:p/>
        </draw:connector>
        <draw:custom-shape draw:style-name="gr5" draw:text-style-name="P1" draw:layer="layout" svg:width="2.387cm" svg:height="1.791cm" svg:x="2.527cm" svg:y="12.436cm">
          <text:p text:style-name="P1"><text:span text:style-name="T2">Edits</text:span></text:p>
          <text:p text:style-name="P1"><text:span text:style-name="T2">Inprogress</text:span></text:p>
          <text:p text:style-name="P1"><text:span text:style-name="T2">(</text:span><text:span text:style-name="T2">未归档</text:span><text:span text:style-name="T2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3" draw:text-style-name="P6" draw:layer="layout" svg:width="6.287cm" svg:height="0.819cm" svg:x="9.054cm" svg:y="5.279cm">
          <draw:text-box>
            <text:p text:style-name="P5"><text:span text:style-name="T1">1. SNN</text:span><text:span text:style-name="T1">从</text:span><text:span text:style-name="T1">PNN</text:span><text:span text:style-name="T1">拷贝</text:span><text:span text:style-name="T1">fsimage</text:span><text:span text:style-name="T1">文件</text:span></text:p>
          </draw:text-box>
        </draw:frame>
        <draw:frame draw:style-name="gr14" draw:text-style-name="P6" draw:layer="layout" svg:width="5.76cm" svg:height="0.819cm" svg:x="5.419cm" svg:y="8.358cm">
          <draw:text-box>
            <text:p text:style-name="P5"><text:span text:style-name="T1">1. SNN</text:span><text:span text:style-name="T1">从</text:span><text:span text:style-name="T1">PNN</text:span><text:span text:style-name="T1">拷贝</text:span><text:span text:style-name="T1">edits</text:span><text:span text:style-name="T1">文件</text:span></text:p>
          </draw:text-box>
        </draw:frame>
        <draw:custom-shape draw:style-name="gr15" draw:text-style-name="P7" draw:layer="layout" svg:width="15.784cm" svg:height="1.437cm" svg:x="2.399cm" svg:y="16.785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15.841cm" svg:height="1.327cm" svg:x="2.423cm" svg:y="16.794cm">
          <draw:text-box>
            <text:p text:style-name="P8"><text:span text:style-name="T4">Fsimage:</text:span><text:span text:style-name="T4">文件系统元数据的永久性检查点</text:span><text:span text:style-name="T4">,</text:span><text:span text:style-name="T4">包含文件系统中的所有目录和文件</text:span><text:span text:style-name="T4">id</text:span><text:span text:style-name="T4">的序列化信息</text:span><text:span text:style-name="T4">.</text:span></text:p>
            <text:p text:style-name="P8"><text:span text:style-name="T4">Edits:</text:span><text:span text:style-name="T4">文件系统的写操作记录在</text:span><text:span text:style-name="T4">edits</text:span><text:span text:style-name="T4">文件中</text:span><text:span text:style-name="T4">.</text:span></text:p>
          </draw:text-box>
        </draw:frame>
        <draw:frame draw:style-name="gr17" draw:text-style-name="P11" draw:layer="layout" svg:width="6.412cm" svg:height="1.712cm" svg:x="7.123cm" svg:y="14.531cm">
          <draw:text-box>
            <text:p text:style-name="P10"><text:span text:style-name="T5">…………</text:span><text:span text:style-name="T5">...…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4T10:25:23.732548779</meta:creation-date>
    <dc:date>2018-11-24T11:23:33.566466856</dc:date>
    <meta:editing-duration>PT47M55S</meta:editing-duration>
    <meta:editing-cycles>10</meta:editing-cycles>
    <meta:generator>LibreOffice/6.0.6.2$Linux_X86_64 LibreOffice_project/00m0$Build-2</meta:generator>
    <meta:document-statistic meta:object-count="28"/>
  </office:meta>
</office:document-meta>
</file>